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3" style:family="paragraph" style:parent-style-name="Heading">
      <style:text-properties style:font-name="Liberation Sans"/>
    </style:style>
    <style:style style:name="P4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8" style:family="paragraph" style:parent-style-name="Text_20_body">
      <style:paragraph-properties fo:text-align="start" style:justify-single-word="false"/>
      <style:text-properties officeooo:paragraph-rsid="006144a3"/>
    </style:style>
    <style:style style:name="P9" style:family="paragraph" style:parent-style-name="Heading_20_2">
      <style:paragraph-properties fo:text-align="start" style:justify-single-word="false"/>
      <style:text-properties officeooo:paragraph-rsid="00661ee0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rsid="00661ee0" officeooo:paragraph-rsid="00661ee0"/>
    </style:style>
    <style:style style:name="P12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61ee0" officeooo:paragraph-rsid="00661ee0" fo:background-color="transparent"/>
    </style:style>
    <style:style style:name="P13" style:family="paragraph" style:parent-style-name="Text_20_body">
      <style:paragraph-properties fo:text-align="start" style:justify-single-word="false"/>
      <style:text-properties officeooo:paragraph-rsid="0062a682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officeooo:rsid="00661ee0" officeooo:paragraph-rsid="006c6531"/>
    </style:style>
    <style:style style:name="P16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61ee0" officeooo:paragraph-rsid="006c6531" fo:background-color="transparent"/>
    </style:style>
    <style:style style:name="P17" style:family="paragraph" style:parent-style-name="Text_20_body">
      <style:paragraph-properties fo:text-align="start" style:justify-single-word="false"/>
      <style:text-properties officeooo:rsid="00661ee0" officeooo:paragraph-rsid="006d646b"/>
    </style:style>
    <style:style style:name="P18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61ee0" officeooo:paragraph-rsid="006d646b" fo:background-color="transparent"/>
    </style:style>
    <style:style style:name="T1" style:family="text">
      <style:text-properties style:font-name="Liberation Sans"/>
    </style:style>
    <style:style style:name="T2" style:family="text">
      <style:text-properties officeooo:rsid="006a2076"/>
    </style:style>
    <style:style style:name="T3" style:family="text">
      <style:text-properties officeooo:rsid="00661ee0"/>
    </style:style>
    <style:style style:name="T4" style:family="text">
      <style:text-properties fo:color="#000000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1"><text:a xlink:type="simple" xlink:href="#__RefHeading___Toc630_247555406" text:style-name="Index_20_Link" text:visited-style-name="Index_20_Link"><text:span text:style-name="T1">1 Objectifs<text:tab/>1</text:span></text:a></text:p>
          <text:p text:style-name="P1"><text:a xlink:type="simple" xlink:href="#__RefHeading___Toc632_247555406" text:style-name="Index_20_Link" text:visited-style-name="Index_20_Link"><text:span text:style-name="T1">2 XXXX<text:tab/>2</text:span></text:a></text:p>
          <text:p text:style-name="P2"><text:a xlink:type="simple" xlink:href="#__RefHeading___Toc379_3095261546" text:style-name="Index_20_Link" text:visited-style-name="Index_20_Link"><text:span text:style-name="T1">2.1 XXXX</text:span><text:tab/>2</text:a></text:p>
        </text:index-body>
      </text:table-of-content>
      <text:p text:style-name="P3"/>
      <text:p text:style-name="Heading">Compte-rendu <text:span text:style-name="T2">TP2 : Déployer des moyens de preuves sécurisés </text:span>et conformes à la législation</text:p>
      <text:p text:style-name="Text_20_body"/>
      <text:h text:style-name="P4" text:outline-level="1"><text:bookmark-start text:name="__RefHeading___Toc630_247555406"/>Objectifs<text:bookmark-end text:name="__RefHeading___Toc630_247555406"/></text:h>
      <text:p text:style-name="P5">- <text:span text:style-name="T3">XXXXXXXXXXXXXXXXX</text:span></text:p>
      <text:p text:style-name="P6"><text:span text:style-name="T1"/></text:p>
      <text:p text:style-name="P6"><text:span text:style-name="T1"/></text:p>
      <text:h text:style-name="P7" text:outline-level="1"><text:bookmark-start text:name="__RefHeading___Toc632_247555406"/>XXXX<text:bookmark-end text:name="__RefHeading___Toc632_247555406"/></text:h>
      <text:p text:style-name="P8"/>
      <text:h text:style-name="P9" text:outline-level="2"><text:span text:style-name="T2">Critere 1 : </text:span><text:span text:style-name="T3">2 captures écran commentées - Association clé privée au compte de messagerie (pour les 2 comptes). </text:span>Paramètres des comptes - Chiffrement de bout en bout</text:h>
      <text:p text:style-name="P10"/>
      <text:p text:style-name="P11">XXXXXXXXXXXXX</text:p>
      <text:p text:style-name="P12">XXX</text:p>
      <text:p text:style-name="P13"/>
      <text:h text:style-name="P14" text:outline-level="2">Critère 2 : Les clés publiques des 2 comptes de messagerie sont publiées sur le serveur https://keys.openpgp.org</text:h>
      <text:p text:style-name="P15">XXXXXXXXXXXXX</text:p>
      <text:p text:style-name="P16"><text:span text:style-name="T4">XXX</text:span></text:p>
      <text:h text:style-name="P14" text:outline-level="2">Critère 3 : La clé publique du destinataire a bien été importée dans le compte de messagerie de l’expéditeur</text:h>
      <text:p text:style-name="P15">XXXXXXXXXXXXX</text:p>
      <text:p text:style-name="P16"><text:span text:style-name="T4">XXX</text:span></text:p>
      <text:h text:style-name="P14" text:outline-level="2">Critère 4 : Le client de la banque a reçu un message chiffré et signé de la conseillère de la banque</text:h>
      <text:p text:style-name="P15">XXXXXXXXXXXXX</text:p>
      <text:p text:style-name="P16"><text:span text:style-name="T4">XXX</text:span></text:p>
      <text:h text:style-name="P14" text:outline-level="2">Critère 5 : La conseillère bancaire a reçu la réponse du client (message chiffré et signé par le client)</text:h>
      <text:p text:style-name="P15">XXXXXXXXXXXXX</text:p>
      <text:p text:style-name="P16"><text:span text:style-name="T4">XXX</text:span></text:p>
      <text:h text:style-name="P14" text:outline-level="2"><text:soft-page-break/>Critère 6 : Le client de la banque constate qu’il ne peut pas lire les messages chiffrés s’il utilise un client de messagerie différent de Thunderbird (son webmail par exemple)</text:h>
      <text:p text:style-name="P17">XXXXXXXXXXXXX</text:p>
      <text:p text:style-name="P18">X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17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74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0402in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a2076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661ee0"/>
    </style:style>
    <style:style style:name="MT8" style:family="text">
      <style:text-properties officeooo:rsid="004e8855"/>
    </style:style>
    <style:page-layout style:name="Mpm1">
      <style:page-layout-properties fo:page-width="8.2701in" fo:page-height="11.6902in" style:num-format="1" style:print-orientation="landscape" fo:margin-top="1in" fo:margin-bottom="1in" fo:margin-left="0.7917in" fo:margin-right="0.8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3</text:span> <text:span text:style-name="MT1">—</text:span> TP<text:span text:style-name="MT3">2</text:span></text:p>
      </style:header>
      <style:footer>
        <text:p text:style-name="MP2"><text:span text:style-name="MT4">Page </text:span><text:page-number text:select-page="current">1</text:page-number>/<text:page-count>3</text:page-count><text:tab/><text:tab/><text:span text:style-name="MT5">Evan Barroca</text:span><text:span text:style-name="MT1"> —</text:span><text:span text:style-name="MT6"> </text:span><text:span text:style-name="MT7">XX</text:span><text:span text:style-name="MT6"> </text:span><text:span text:style-name="MT7">Xxx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8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3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8.2.1$Linux_X86_64 LibreOffice_project/480$Build-1</meta:generator>
    <dc:date>2024-11-20T11:09:26.523493078</dc:date>
    <meta:editing-duration>P2DT19H20M48S</meta:editing-duration>
    <meta:editing-cycles>89</meta:editing-cycles>
    <meta:print-date>2024-09-27T11:47:06.014155185</meta:print-date>
    <meta:printed-by>PDF files</meta:printed-by>
    <meta:document-statistic meta:table-count="0" meta:image-count="0" meta:object-count="0" meta:page-count="3" meta:paragraph-count="30" meta:word-count="208" meta:character-count="1240" meta:non-whitespace-character-count="1031"/>
  </office:meta>
</office:document-meta>
</file>